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Shruti" svg:font-family="Shru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19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PageStyle_5f_Laha1">
      <style:table-properties table:display="true" style:writing-mode="lr-tb"/>
    </style:style>
    <style:style style:name="ce1" style:family="table-cell" style:parent-style-name="Default" style:data-style-name="N20111">
      <style:table-cell-properties style:rotation-align="none"/>
      <style:text-properties fo:font-size="9pt" style:font-size-asian="9pt" style:font-size-complex="9pt"/>
    </style:style>
    <style:style style:name="ce2" style:family="table-cell" style:parent-style-name="Default" style:data-style-name="N20114">
      <style:table-cell-properties fo:padding="0.71mm"/>
      <style:text-properties fo:font-size="10pt" style:font-size-asian="10pt" style:font-size-complex="10pt"/>
    </style:style>
    <style:style style:name="ce3" style:family="table-cell" style:parent-style-name="Default" style:data-style-name="N2011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سال</text:p>
          </table:table-cell>
          <table:table-cell office:value-type="string" calcext:value-type="string">
            <text:p>مہینہ</text:p>
          </table:table-cell>
          <table:table-cell office:value-type="string" calcext:value-type="string">
            <text:p>بارش (ملیمیٹر)</text:p>
          </table:table-cell>
          <table:table-cell table:number-columns-repeated="1021"/>
        </table:table-row>
        <table:table-row table:style-name="ro2">
          <table:table-cell table:style-name="ce1" office:value-type="float" office:value="1989" calcext:value-type="float">
            <text:p>١٩٨٩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2.48" calcext:value-type="float">
            <text:p>١٢٫٥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" office:value-type="float" office:value="1989" calcext:value-type="float">
            <text:p>١٩٨٩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2.48" calcext:value-type="float">
            <text:p>١٢٫٥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2.48" calcext:value-type="float">
            <text:p>١٢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2.48" calcext:value-type="float">
            <text:p>١٢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2.48" calcext:value-type="float">
            <text:p>١٢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2.48" calcext:value-type="float">
            <text:p>١٢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21.17" calcext:value-type="float">
            <text:p>٢١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21.17" calcext:value-type="float">
            <text:p>٢١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21.17" calcext:value-type="float">
            <text:p>٢١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21.17" calcext:value-type="float">
            <text:p>٢١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21.17" calcext:value-type="float">
            <text:p>٢١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21.17" calcext:value-type="float">
            <text:p>٢١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1.85" calcext:value-type="float">
            <text:p>١١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١٩٩٠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1.85" calcext:value-type="float">
            <text:p>١١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1.85" calcext:value-type="float">
            <text:p>١١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1.85" calcext:value-type="float">
            <text:p>١١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1.85" calcext:value-type="float">
            <text:p>١١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1.85" calcext:value-type="float">
            <text:p>١١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7.52" calcext:value-type="float">
            <text:p>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7.52" calcext:value-type="float">
            <text:p>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7.52" calcext:value-type="float">
            <text:p>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7.52" calcext:value-type="float">
            <text:p>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7.52" calcext:value-type="float">
            <text:p>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7.52" calcext:value-type="float">
            <text:p>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7.15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١٩٩١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7.15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7.15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7.15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7.15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7.15" calcext:value-type="float">
            <text:p>١٧٫٢</text:p>
          </table:table-cell>
          <table:table-cell table:number-columns-repeated="1021"/>
        </table:table-row>
        <table:table-row table:style-name="ro3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43" calcext:value-type="float">
            <text:p>٤٣</text:p>
          </table:table-cell>
          <table:table-cell table:number-columns-repeated="1021"/>
        </table:table-row>
        <table:table-row table:style-name="ro3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43" calcext:value-type="float">
            <text:p>٤٣</text:p>
          </table:table-cell>
          <table:table-cell table:number-columns-repeated="1021"/>
        </table:table-row>
        <table:table-row table:style-name="ro3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43" calcext:value-type="float">
            <text:p>٤٣</text:p>
          </table:table-cell>
          <table:table-cell table:number-columns-repeated="1021"/>
        </table:table-row>
        <table:table-row table:style-name="ro3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43" calcext:value-type="float">
            <text:p>٤٣</text:p>
          </table:table-cell>
          <table:table-cell table:number-columns-repeated="1021"/>
        </table:table-row>
        <table:table-row table:style-name="ro3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43" calcext:value-type="float">
            <text:p>٤٣</text:p>
          </table:table-cell>
          <table:table-cell table:number-columns-repeated="1021"/>
        </table:table-row>
        <table:table-row table:style-name="ro3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43" calcext:value-type="float">
            <text:p>٤٣</text:p>
          </table:table-cell>
          <table:table-cell table:number-columns-repeated="1021"/>
        </table:table-row>
        <table:table-row table:style-name="ro2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7.62" calcext:value-type="float">
            <text:p>١٧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2" calcext:value-type="float">
            <text:p>١٩٩٢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7.62" calcext:value-type="float">
            <text:p>١٧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7.62" calcext:value-type="float">
            <text:p>١٧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7.62" calcext:value-type="float">
            <text:p>١٧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7.62" calcext:value-type="float">
            <text:p>١٧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7.62" calcext:value-type="float">
            <text:p>١٧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37.53" calcext:value-type="float">
            <text:p>٣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37.53" calcext:value-type="float">
            <text:p>٣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37.53" calcext:value-type="float">
            <text:p>٣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37.53" calcext:value-type="float">
            <text:p>٣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37.53" calcext:value-type="float">
            <text:p>٣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37.53" calcext:value-type="float">
            <text:p>٣٧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8.25" calcext:value-type="float">
            <text:p>٨٫٣</text:p>
          </table:table-cell>
          <table:table-cell table:number-columns-repeated="1021"/>
        </table:table-row>
        <table:table-row table:style-name="ro2">
          <table:table-cell table:style-name="ce1" office:value-type="float" office:value="1993" calcext:value-type="float">
            <text:p>١٩٩٣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8.25" calcext:value-type="float">
            <text:p>٨٫٣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8.25" calcext:value-type="float">
            <text:p>٨٫٣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8.25" calcext:value-type="float">
            <text:p>٨٫٣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8.25" calcext:value-type="float">
            <text:p>٨٫٣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8.25" calcext:value-type="float">
            <text:p>٨٫٣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56.22" calcext:value-type="float">
            <text:p>٥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56.22" calcext:value-type="float">
            <text:p>٥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56.22" calcext:value-type="float">
            <text:p>٥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56.22" calcext:value-type="float">
            <text:p>٥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56.22" calcext:value-type="float">
            <text:p>٥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56.22" calcext:value-type="float">
            <text:p>٥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1.42" calcext:value-type="float">
            <text:p>١١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4" calcext:value-type="float">
            <text:p>١٩٩٤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1.42" calcext:value-type="float">
            <text:p>١١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1.42" calcext:value-type="float">
            <text:p>١١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1.42" calcext:value-type="float">
            <text:p>١١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1.42" calcext:value-type="float">
            <text:p>١١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1.42" calcext:value-type="float">
            <text:p>١١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38.92" calcext:value-type="float">
            <text:p>٣٨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38.92" calcext:value-type="float">
            <text:p>٣٨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38.92" calcext:value-type="float">
            <text:p>٣٨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38.92" calcext:value-type="float">
            <text:p>٣٨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38.92" calcext:value-type="float">
            <text:p>٣٨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38.92" calcext:value-type="float">
            <text:p>٣٨٫٩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9.38" calcext:value-type="float">
            <text:p>٩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١٩٩٥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9.38" calcext:value-type="float">
            <text:p>٩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9.38" calcext:value-type="float">
            <text:p>٩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9.38" calcext:value-type="float">
            <text:p>٩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9.38" calcext:value-type="float">
            <text:p>٩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9.38" calcext:value-type="float">
            <text:p>٩٫٤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30.2" calcext:value-type="float">
            <text:p>٣٠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30.2" calcext:value-type="float">
            <text:p>٣٠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30.2" calcext:value-type="float">
            <text:p>٣٠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30.2" calcext:value-type="float">
            <text:p>٣٠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30.2" calcext:value-type="float">
            <text:p>٣٠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30.2" calcext:value-type="float">
            <text:p>٣٠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4.58" calcext:value-type="float">
            <text:p>١٤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6" calcext:value-type="float">
            <text:p>١٩٩٦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4.58" calcext:value-type="float">
            <text:p>١٤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4.58" calcext:value-type="float">
            <text:p>١٤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4.58" calcext:value-type="float">
            <text:p>١٤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4.58" calcext:value-type="float">
            <text:p>١٤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4.58" calcext:value-type="float">
            <text:p>١٤٫٦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65.5" calcext:value-type="float">
            <text:p>٦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65.5" calcext:value-type="float">
            <text:p>٦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65.5" calcext:value-type="float">
            <text:p>٦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65.5" calcext:value-type="float">
            <text:p>٦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65.5" calcext:value-type="float">
            <text:p>٦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65.5" calcext:value-type="float">
            <text:p>٦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6.08" calcext:value-type="float">
            <text:p>٦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7" calcext:value-type="float">
            <text:p>١٩٩٧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6.08" calcext:value-type="float">
            <text:p>٦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6.08" calcext:value-type="float">
            <text:p>٦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6.08" calcext:value-type="float">
            <text:p>٦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6.08" calcext:value-type="float">
            <text:p>٦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6.08" calcext:value-type="float">
            <text:p>٦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43.1" calcext:value-type="float">
            <text:p>٤٣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43.1" calcext:value-type="float">
            <text:p>٤٣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43.1" calcext:value-type="float">
            <text:p>٤٣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43.1" calcext:value-type="float">
            <text:p>٤٣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43.1" calcext:value-type="float">
            <text:p>٤٣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43.1" calcext:value-type="float">
            <text:p>٤٣٫١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3.7" calcext:value-type="float">
            <text:p>٣٫٧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١٩٩٨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3.7" calcext:value-type="float">
            <text:p>٣٫٧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3.7" calcext:value-type="float">
            <text:p>٣٫٧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3.7" calcext:value-type="float">
            <text:p>٣٫٧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3.7" calcext:value-type="float">
            <text:p>٣٫٧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3.7" calcext:value-type="float">
            <text:p>٣٫٧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14.17" calcext:value-type="float">
            <text:p>١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14.17" calcext:value-type="float">
            <text:p>١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14.17" calcext:value-type="float">
            <text:p>١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14.17" calcext:value-type="float">
            <text:p>١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14.17" calcext:value-type="float">
            <text:p>١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14.17" calcext:value-type="float">
            <text:p>١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4.2" calcext:value-type="float">
            <text:p>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1999" calcext:value-type="float">
            <text:p>١٩٩٩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4.2" calcext:value-type="float">
            <text:p>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4.2" calcext:value-type="float">
            <text:p>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4.2" calcext:value-type="float">
            <text:p>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4.2" calcext:value-type="float">
            <text:p>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4.2" calcext:value-type="float">
            <text:p>٤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29.5" calcext:value-type="float">
            <text:p>٢٩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29.5" calcext:value-type="float">
            <text:p>٢٩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29.5" calcext:value-type="float">
            <text:p>٢٩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29.5" calcext:value-type="float">
            <text:p>٢٩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29.5" calcext:value-type="float">
            <text:p>٢٩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29.5" calcext:value-type="float">
            <text:p>٢٩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3.75" calcext:value-type="float">
            <text:p>٣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٢٠٠٠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3.75" calcext:value-type="float">
            <text:p>٣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3.75" calcext:value-type="float">
            <text:p>٣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3.75" calcext:value-type="float">
            <text:p>٣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3.75" calcext:value-type="float">
            <text:p>٣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3.75" calcext:value-type="float">
            <text:p>٣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40.42" calcext:value-type="float">
            <text:p>٤٠٫٤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40.42" calcext:value-type="float">
            <text:p>٤٠٫٤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40.42" calcext:value-type="float">
            <text:p>٤٠٫٤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40.42" calcext:value-type="float">
            <text:p>٤٠٫٤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40.42" calcext:value-type="float">
            <text:p>٤٠٫٤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40.42" calcext:value-type="float">
            <text:p>٤٠٫٤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5.58" calcext:value-type="float">
            <text:p>٥٫٦</text:p>
          </table:table-cell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٢٠٠١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5.58" calcext:value-type="float">
            <text:p>٥٫٦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5.58" calcext:value-type="float">
            <text:p>٥٫٦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5.58" calcext:value-type="float">
            <text:p>٥٫٦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5.58" calcext:value-type="float">
            <text:p>٥٫٦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5.58" calcext:value-type="float">
            <text:p>٥٫٦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26.67" calcext:value-type="float">
            <text:p>٢٦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26.67" calcext:value-type="float">
            <text:p>٢٦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26.67" calcext:value-type="float">
            <text:p>٢٦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26.67" calcext:value-type="float">
            <text:p>٢٦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26.67" calcext:value-type="float">
            <text:p>٢٦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26.67" calcext:value-type="float">
            <text:p>٢٦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8.17" calcext:value-type="float">
            <text:p>١٨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2" calcext:value-type="float">
            <text:p>٢٠٠٢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8.17" calcext:value-type="float">
            <text:p>١٨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8.17" calcext:value-type="float">
            <text:p>١٨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8.17" calcext:value-type="float">
            <text:p>١٨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8.17" calcext:value-type="float">
            <text:p>١٨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8.17" calcext:value-type="float">
            <text:p>١٨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44.33" calcext:value-type="float">
            <text:p>٤٤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44.33" calcext:value-type="float">
            <text:p>٤٤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44.33" calcext:value-type="float">
            <text:p>٤٤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44.33" calcext:value-type="float">
            <text:p>٤٤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44.33" calcext:value-type="float">
            <text:p>٤٤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44.33" calcext:value-type="float">
            <text:p>٤٤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5.83" calcext:value-type="float">
            <text:p>٥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٢٠٠٣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5.83" calcext:value-type="float">
            <text:p>٥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5.83" calcext:value-type="float">
            <text:p>٥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5.83" calcext:value-type="float">
            <text:p>٥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5.83" calcext:value-type="float">
            <text:p>٥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5.83" calcext:value-type="float">
            <text:p>٥٫٨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29.67" calcext:value-type="float">
            <text:p>٢٩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29.67" calcext:value-type="float">
            <text:p>٢٩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29.67" calcext:value-type="float">
            <text:p>٢٩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29.67" calcext:value-type="float">
            <text:p>٢٩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29.67" calcext:value-type="float">
            <text:p>٢٩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29.67" calcext:value-type="float">
            <text:p>٢٩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32.17" calcext:value-type="float">
            <text:p>٣٢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٢٠٠٤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32.17" calcext:value-type="float">
            <text:p>٣٢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32.17" calcext:value-type="float">
            <text:p>٣٢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32.17" calcext:value-type="float">
            <text:p>٣٢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32.17" calcext:value-type="float">
            <text:p>٣٢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32.17" calcext:value-type="float">
            <text:p>٣٢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22.33" calcext:value-type="float">
            <text:p>٢٢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22.33" calcext:value-type="float">
            <text:p>٢٢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22.33" calcext:value-type="float">
            <text:p>٢٢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22.33" calcext:value-type="float">
            <text:p>٢٢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22.33" calcext:value-type="float">
            <text:p>٢٢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22.33" calcext:value-type="float">
            <text:p>٢٢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7.17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٢٠٠٥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7.17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7.17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7.17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7.17" calcext:value-type="float">
            <text:p>١٧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7.17" calcext:value-type="float">
            <text:p>١٧٫٢</text:p>
          </table:table-cell>
          <table:table-cell table:number-columns-repeated="1021"/>
        </table:table-row>
        <table:table-row table:style-name="ro3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17" calcext:value-type="float">
            <text:p>١٧</text:p>
          </table:table-cell>
          <table:table-cell table:number-columns-repeated="1021"/>
        </table:table-row>
        <table:table-row table:style-name="ro3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17" calcext:value-type="float">
            <text:p>١٧</text:p>
          </table:table-cell>
          <table:table-cell table:number-columns-repeated="1021"/>
        </table:table-row>
        <table:table-row table:style-name="ro3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17" calcext:value-type="float">
            <text:p>١٧</text:p>
          </table:table-cell>
          <table:table-cell table:number-columns-repeated="1021"/>
        </table:table-row>
        <table:table-row table:style-name="ro3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17" calcext:value-type="float">
            <text:p>١٧</text:p>
          </table:table-cell>
          <table:table-cell table:number-columns-repeated="1021"/>
        </table:table-row>
        <table:table-row table:style-name="ro3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17" calcext:value-type="float">
            <text:p>١٧</text:p>
          </table:table-cell>
          <table:table-cell table:number-columns-repeated="1021"/>
        </table:table-row>
        <table:table-row table:style-name="ro3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17" calcext:value-type="float">
            <text:p>١٧</text:p>
          </table:table-cell>
          <table:table-cell table:number-columns-repeated="1021"/>
        </table:table-row>
        <table:table-row table:style-name="ro2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25.5" calcext:value-type="float">
            <text:p>٢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6" calcext:value-type="float">
            <text:p>٢٠٠٦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25.5" calcext:value-type="float">
            <text:p>٢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25.5" calcext:value-type="float">
            <text:p>٢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25.5" calcext:value-type="float">
            <text:p>٢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25.5" calcext:value-type="float">
            <text:p>٢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25.5" calcext:value-type="float">
            <text:p>٢٥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41.33" calcext:value-type="float">
            <text:p>٤١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41.33" calcext:value-type="float">
            <text:p>٤١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41.33" calcext:value-type="float">
            <text:p>٤١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41.33" calcext:value-type="float">
            <text:p>٤١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41.33" calcext:value-type="float">
            <text:p>٤١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41.33" calcext:value-type="float">
            <text:p>٤١٫٣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36.17" calcext:value-type="float">
            <text:p>٣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٢٠٠٧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36.17" calcext:value-type="float">
            <text:p>٣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36.17" calcext:value-type="float">
            <text:p>٣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36.17" calcext:value-type="float">
            <text:p>٣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36.17" calcext:value-type="float">
            <text:p>٣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36.17" calcext:value-type="float">
            <text:p>٣٦٫٢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50.67" calcext:value-type="float">
            <text:p>٥٠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50.67" calcext:value-type="float">
            <text:p>٥٠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50.67" calcext:value-type="float">
            <text:p>٥٠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50.67" calcext:value-type="float">
            <text:p>٥٠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50.67" calcext:value-type="float">
            <text:p>٥٠٫٧</text:p>
          </table:table-cell>
          <table:table-cell table:number-columns-repeated="1021"/>
        </table:table-row>
        <table:table-row table:style-name="ro2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50.67" calcext:value-type="float">
            <text:p>٥٠٫٧</text:p>
          </table:table-cell>
          <table:table-cell table:number-columns-repeated="1021"/>
        </table:table-row>
        <table:table-row table:style-name="ro3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11" calcext:value-type="float">
            <text:p>١١</text:p>
          </table:table-cell>
          <table:table-cell table:style-name="ce2" office:value-type="float" office:value="15" calcext:value-type="float">
            <text:p>١٥</text:p>
          </table:table-cell>
          <table:table-cell table:number-columns-repeated="1021"/>
        </table:table-row>
        <table:table-row table:style-name="ro3">
          <table:table-cell table:style-name="ce1" office:value-type="float" office:value="2008" calcext:value-type="float">
            <text:p>٢٠٠٨</text:p>
          </table:table-cell>
          <table:table-cell table:style-name="ce1" office:value-type="float" office:value="12" calcext:value-type="float">
            <text:p>١٢</text:p>
          </table:table-cell>
          <table:table-cell table:style-name="ce2" office:value-type="float" office:value="15" calcext:value-type="float">
            <text:p>١٥</text:p>
          </table:table-cell>
          <table:table-cell table:number-columns-repeated="1021"/>
        </table:table-row>
        <table:table-row table:style-name="ro3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1" calcext:value-type="float">
            <text:p>١</text:p>
          </table:table-cell>
          <table:table-cell table:style-name="ce2" office:value-type="float" office:value="15" calcext:value-type="float">
            <text:p>١٥</text:p>
          </table:table-cell>
          <table:table-cell table:number-columns-repeated="1021"/>
        </table:table-row>
        <table:table-row table:style-name="ro3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2" calcext:value-type="float">
            <text:p>٢</text:p>
          </table:table-cell>
          <table:table-cell table:style-name="ce2" office:value-type="float" office:value="15" calcext:value-type="float">
            <text:p>١٥</text:p>
          </table:table-cell>
          <table:table-cell table:number-columns-repeated="1021"/>
        </table:table-row>
        <table:table-row table:style-name="ro3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3" calcext:value-type="float">
            <text:p>٣</text:p>
          </table:table-cell>
          <table:table-cell table:style-name="ce2" office:value-type="float" office:value="15" calcext:value-type="float">
            <text:p>١٥</text:p>
          </table:table-cell>
          <table:table-cell table:number-columns-repeated="1021"/>
        </table:table-row>
        <table:table-row table:style-name="ro3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4" calcext:value-type="float">
            <text:p>٤</text:p>
          </table:table-cell>
          <table:table-cell table:style-name="ce2" office:value-type="float" office:value="15" calcext:value-type="float">
            <text:p>١٥</text:p>
          </table:table-cell>
          <table:table-cell table:number-columns-repeated="1021"/>
        </table:table-row>
        <table:table-row table:style-name="ro2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5" calcext:value-type="float">
            <text:p>٥</text:p>
          </table:table-cell>
          <table:table-cell table:style-name="ce2" office:value-type="float" office:value="54.5" calcext:value-type="float">
            <text:p>٥٤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6" calcext:value-type="float">
            <text:p>٦</text:p>
          </table:table-cell>
          <table:table-cell table:style-name="ce2" office:value-type="float" office:value="54.5" calcext:value-type="float">
            <text:p>٥٤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7" calcext:value-type="float">
            <text:p>٧</text:p>
          </table:table-cell>
          <table:table-cell table:style-name="ce2" office:value-type="float" office:value="54.5" calcext:value-type="float">
            <text:p>٥٤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8" calcext:value-type="float">
            <text:p>٨</text:p>
          </table:table-cell>
          <table:table-cell table:style-name="ce2" office:value-type="float" office:value="54.5" calcext:value-type="float">
            <text:p>٥٤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9" calcext:value-type="float">
            <text:p>٩</text:p>
          </table:table-cell>
          <table:table-cell table:style-name="ce2" office:value-type="float" office:value="54.5" calcext:value-type="float">
            <text:p>٥٤٫٥</text:p>
          </table:table-cell>
          <table:table-cell table:number-columns-repeated="1021"/>
        </table:table-row>
        <table:table-row table:style-name="ro2">
          <table:table-cell table:style-name="ce1" office:value-type="float" office:value="2009" calcext:value-type="float">
            <text:p>٢٠٠٩</text:p>
          </table:table-cell>
          <table:table-cell table:style-name="ce1" office:value-type="float" office:value="10" calcext:value-type="float">
            <text:p>١٠</text:p>
          </table:table-cell>
          <table:table-cell table:style-name="ce2" office:value-type="float" office:value="54.5" calcext:value-type="float">
            <text:p>٥٤٫٥</text:p>
          </table:table-cell>
          <table:table-cell table:number-columns-repeated="1021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Shruti" svg:font-family="Shru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ja" style:country-asian="JP" style:font-name-complex="Tahoma" style:language-complex="gu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40" number:language="fr" number:country="CA">
      <number:number number:decimal-places="0" loext:min-decimal-places="0" number:min-integer-digits="1" number:grouping="true"/>
      <number:text>   -</number:text>
      <style:map style:condition="value()&gt;=0" style:apply-style-name="N10140P0"/>
    </number:number-style>
    <number:number-style style:name="N10141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41" number:language="fr" number:country="CA">
      <style:text-properties fo:color="#ff0000"/>
      <number:number number:decimal-places="0" loext:min-decimal-places="0" number:min-integer-digits="1" number:grouping="true"/>
      <number:text>   -</number:text>
      <style:map style:condition="value()&gt;=0" style:apply-style-name="N10141P0"/>
    </number:number-style>
    <number:number-style style:name="N1014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42" number:language="fr" number:country="CA">
      <number:number number:decimal-places="2" loext:min-decimal-places="2" number:min-integer-digits="1" number:grouping="true"/>
      <number:text>   -</number:text>
      <style:map style:condition="value()&gt;=0" style:apply-style-name="N10142P0"/>
    </number:number-style>
    <number:number-style style:name="N1014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43" number:language="fr" number:country="CA">
      <style:text-properties fo:color="#ff0000"/>
      <number:number number:decimal-places="2" loext:min-decimal-places="2" number:min-integer-digits="1" number:grouping="true"/>
      <number:text>   -</number:text>
      <style:map style:condition="value()&gt;=0" style:apply-style-name="N10143P0"/>
    </number:number-style>
    <number:currency-style style:name="N10144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44" number:language="fr" number:country="CA"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44P0"/>
    </number:currency-style>
    <number:currency-style style:name="N10145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45" number:language="fr" number:country="CA">
      <style:text-properties fo:color="#ff0000"/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45P0"/>
    </number:currency-style>
    <number:currency-style style:name="N10146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46" number:language="fr" number:country="CA"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46P0"/>
    </number:currency-style>
    <number:currency-style style:name="N10147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47" number:language="fr" number:country="CA">
      <style:text-properties fo:color="#ff0000"/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47P0"/>
    </number:currency-style>
    <number:number-style style:name="N20111" number:language="ar" number:country="SA" number:transliteration-format="١" number:transliteration-language="ar" number:transliteration-country="SA" number:transliteration-style="short">
      <number:number number:decimal-places="0" loext:min-decimal-places="0" number:min-integer-digits="1"/>
    </number:number-style>
    <number:number-style style:name="N20112" number:language="ar" number:country="SA" number:transliteration-format="١" number:transliteration-language="ar" number:transliteration-country="SA" number:transliteration-style="short">
      <number:number number:decimal-places="1" loext:min-decimal-places="1" number:min-integer-digits="1"/>
    </number:number-style>
    <number:number-style style:name="N20113" number:language="ar" number:country="SA">
      <number:number number:decimal-places="1" loext:min-decimal-places="1" number:min-integer-digits="1"/>
    </number:number-style>
    <number:number-style style:name="N20114" number:language="ar" number:country="SA" number:transliteration-format="١" number:transliteration-language="ar" number:transliteration-country="SA" number:transliteration-style="short">
      <number:number number:decimal-places="1" loext:min-decimal-places="0" number:min-integer-digits="1" number:decimal-replacement=""/>
    </number:number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style:font-family-generic="swiss" style:font-pitch="variable" fo:font-size="11pt" style:font-name-asian="MS PGothic" style:font-family-asian="'MS PGothic'" style:font-family-generic-asian="system" style:font-pitch-asian="variable" style:font-size-asian="11pt" style:font-name-complex="Shruti" style:font-family-complex="Shruti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00-00-00</text:date>, <text:time style:data-style-name="N2" text:time-value="10:46:38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ha1" style:display-name="PageStyle_La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ha1_20_1" style:display-name="PageStyle_Laha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ha1_20_2" style:display-name="PageStyle_Laha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ha1_20_3" style:display-name="PageStyle_Lah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ha1_20_4" style:display-name="PageStyle_Laha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ha1_20_5" style:display-name="PageStyle_Laha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ha1_20_6" style:display-name="PageStyle_Laha1 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alard</meta:initial-creator>
    <meta:creation-date>2017-11-16T18:36:16</meta:creation-date>
    <dc:date>2018-01-17T10:46:58.714000000</dc:date>
    <meta:generator>LibreOffice/5.4.1.2$Windows_x86 LibreOffice_project/ea7cb86e6eeb2bf3a5af73a8f7777ac570321527</meta:generator>
    <meta:editing-duration>PT5M11S</meta:editing-duration>
    <meta:editing-cycles>2</meta:editing-cycles>
    <meta:document-statistic meta:table-count="1" meta:cell-count="723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